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0D0153B791DBA1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cm" fo:min-width="1.7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21.001cm" svg:x="0.699cm" svg:y="0cm">
          <draw:image xlink:href="Pictures/1000020100000400000003000D0153B791DBA106.png" xlink:type="simple" xlink:show="embed" xlink:actuate="onLoad" loext:mime-type="image/png">
            <text:p/>
          </draw:image>
        </draw:frame>
        <draw:custom-shape draw:style-name="gr2" draw:text-style-name="P2" draw:layer="layout" svg:width="3.175cm" svg:height="1.016cm" svg:x="11.287cm" svg:y="14.462cm">
          <text:p text:style-name="P1">Kar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6.461cm" svg:y="13.192cm">
          <text:p text:style-name="P1">Jonath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3.921cm" svg:y="10.525cm">
          <text:p text:style-name="P1">Lé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8.526cm" svg:y="10.652cm">
          <text:p text:style-name="P1">Vinc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2.049cm" svg:y="13.319cm">
          <text:p text:style-name="P1">ExC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6.621cm" svg:y="11.795cm">
          <text:p text:style-name="P1">Joë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6.748cm" svg:y="5.318cm">
          <text:p text:style-name="P1">Nadi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8.112cm" svg:y="13.954cm">
          <text:p text:style-name="P1">Lyn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4.81cm" svg:y="7.604cm">
          <text:p text:style-name="P1">Céli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6.494cm" svg:y="6.461cm">
          <text:p text:style-name="P1">Asm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5.732cm" svg:y="7.985cm">
          <text:p text:style-name="P1">Rub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6.207cm" svg:y="4.556cm">
          <text:p text:style-name="P1">Dori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175cm" svg:height="1.016cm" svg:x="14.843cm" svg:y="9.636cm">
          <text:p text:style-name="P1">Chengb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1:06:59.238096886</meta:creation-date>
    <dc:date>2021-07-17T13:56:32.162484780</dc:date>
    <meta:editing-duration>P6DT12H49M33S</meta:editing-duration>
    <meta:editing-cycles>4</meta:editing-cycles>
    <meta:generator>LibreOffice/6.4.7.2$Linux_X86_64 LibreOffice_project/40$Build-2</meta:generator>
    <meta:document-statistic meta:object-count="14"/>
  </office:meta>
</office:document-meta>
</file>